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style-name="Default"/>
          <table:table-cell table:number-columns-repeated="2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4"/>
          <table:table-cell table:style-name="Default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style-name="Default"/>
          <table:table-cell table:number-columns-repeated="15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/>
          <table:table-cell table:style-name="Default"/>
          <table:table-cell table:style-name="ce33" office:value-type="string" calcext:value-type="string">
            <text:p>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3027.69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table:style-name="Default"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 table:style-name="Default"/>
          <table:table-cell table:style-name="Default" office:value-type="string" calcext:value-type="string">
            <text:p>22101.47</text:p>
          </table:table-cell>
          <table:table-cell table:style-name="Default" office:value-type="float" office:value="102976" calcext:value-type="float">
            <text:p>102976</text:p>
          </table:table-cell>
          <table:table-cell table:style-name="Default"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.00.0000</text:date>, <text:time style:data-style-name="N2" text:time-value="05:38:54.83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1T05:41:59.986000000</dc:date>
    <meta:editing-duration>P5DT22H50M21S</meta:editing-duration>
    <meta:editing-cycles>2314</meta:editing-cycles>
    <meta:document-statistic meta:table-count="5" meta:cell-count="6825" meta:object-count="0"/>
    <meta:user-defined meta:name="qrichtext">1</meta:user-defined>
  </office:meta>
</office:document-meta>
</file>